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P1" style:family="paragraph">
      <loext:graphic-properties draw:fill="solid" draw:fill-color="#6eff01" draw:opacity="60%"/>
      <style:paragraph-properties fo:text-align="start"/>
    </style:style>
    <style:style style:name="P2" style:family="paragraph">
      <loext:graphic-properties draw:fill="solid" draw:fill-color="#2dd7ff" draw:opacity="60%"/>
      <style:paragraph-properties fo:text-align="start"/>
    </style:style>
    <style:style style:name="P3" style:family="paragraph">
      <loext:graphic-properties draw:fill="gradient" draw:fill-gradient-name="Gradient_20_2"/>
      <style:paragraph-properties fo:text-align="start"/>
    </style:style>
    <style:style style:name="P4" style:family="paragraph">
      <loext:graphic-properties draw:fill="gradient" draw:fill-gradient-name="Gradient_20_3"/>
      <style:paragraph-properties fo:text-align="start"/>
    </style:style>
    <style:style style:name="P5" style:family="paragraph">
      <loext:graphic-properties draw:fill="solid" draw:fill-color="#ffcf01" draw:opacity="60%"/>
      <style:paragraph-properties fo:text-align="start"/>
    </style:style>
    <style:style style:name="P6" style:family="paragraph">
      <loext:graphic-properties draw:fill="gradient" draw:fill-gradient-name="Gradient_20_4"/>
      <style:paragraph-properties fo:text-align="start"/>
    </style:style>
    <style:style style:name="P7" style:family="paragraph">
      <style:paragraph-properties fo:margin-top="0in" fo:margin-bottom="0in" fo:line-height="100%" fo:text-align="center"/>
    </style:style>
    <style:style style:name="P8" style:family="paragraph">
      <loext:graphic-properties draw:fill="none"/>
      <style:paragraph-properties fo:margin-top="0in" fo:margin-bottom="0in" fo:line-height="100%" fo:text-align="center"/>
    </style:style>
    <style:style style:name="T1" style:family="text">
      <style:text-properties fo:font-variant="normal" fo:text-transform="none" fo:color="#ffffff" style:text-line-through-style="none" style:text-line-through-type="none" style:text-position="0% 100%" style:font-name="微软雅黑" fo:font-size="14pt" fo:letter-spacing="normal" fo:font-style="normal" style:text-underline-style="none" fo:font-weight="normal" style:font-name-asian="微软雅黑" style:font-size-asian="14pt" style:font-style-asian="normal" style:font-weight-asian="normal" style:font-size-complex="14pt" style:font-style-complex="normal" style:font-weight-complex="normal"/>
    </style:style>
    <style:style style:name="gr1" style:family="graphic">
      <style:graphic-properties fo:margin-left="0.289in" fo:margin-right="0.3543in" fo:margin-top="0.1035in" fo:margin-bottom="0.1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8in" draw:stroke-linejoin="miter" draw:fill="solid" draw:fill-color="#6eff01" draw:opacity="60%" draw:textarea-vertical-align="middle" draw:auto-grow-height="false" draw:fit-to-size="false" fo:min-height="0.6299in" fo:min-width="0.9291in" fo:padding-top="0.0492in" fo:padding-bottom="0.0492in" fo:padding-left="0.0984in" fo:padding-right="0.0984in" fo:wrap-option="wrap" draw:shadow="visible" draw:shadow-offset-x="0.002in" draw:shadow-offset-y="0.0417in" draw:shadow-color="#000000" draw:shadow-opacity="33%" style:run-through="foreground"/>
    </style:style>
    <style:style style:name="gr3" style:family="graphic">
      <style:graphic-properties draw:stroke="none" svg:stroke-width="0.028in" draw:stroke-linejoin="miter" draw:fill="solid" draw:fill-color="#2dd7ff" draw:opacity="60%" draw:textarea-vertical-align="middle" draw:auto-grow-height="false" draw:fit-to-size="false" fo:min-height="0.9508in" fo:min-width="0.9291in" fo:padding-top="0.0492in" fo:padding-bottom="0.0492in" fo:padding-left="0.0984in" fo:padding-right="0.0984in" fo:wrap-option="wrap" draw:shadow="visible" draw:shadow-offset-x="0.002in" draw:shadow-offset-y="0.0417in" draw:shadow-color="#000000" draw:shadow-opacity="33%" style:run-through="foreground"/>
    </style:style>
    <style:style style:name="gr4" style:family="graphic">
      <style:graphic-properties draw:stroke="none" svg:stroke-width="0.028in" draw:stroke-linejoin="miter" draw:fill="solid" draw:fill-color="#6eff01" draw:opacity="60%" draw:textarea-vertical-align="middle" draw:auto-grow-height="false" draw:fit-to-size="false" fo:min-height="0.6299in" fo:min-width="0.928in" fo:padding-top="0.0492in" fo:padding-bottom="0.0492in" fo:padding-left="0.0984in" fo:padding-right="0.0984in" fo:wrap-option="wrap" draw:shadow="visible" draw:shadow-offset-x="0.002in" draw:shadow-offset-y="0.0417in" draw:shadow-color="#000000" draw:shadow-opacity="33%" style:run-through="foreground"/>
    </style:style>
    <style:style style:name="gr5" style:family="graphic">
      <style:graphic-properties draw:stroke="none" svg:stroke-width="0.028in" draw:stroke-linejoin="miter" draw:fill="solid" draw:fill-color="#2dd7ff" draw:opacity="60%" draw:textarea-vertical-align="middle" draw:auto-grow-height="false" draw:fit-to-size="false" fo:min-height="0.9508in" fo:min-width="0.928in" fo:padding-top="0.0492in" fo:padding-bottom="0.0492in" fo:padding-left="0.0984in" fo:padding-right="0.0984in" fo:wrap-option="wrap" draw:shadow="visible" draw:shadow-offset-x="0.002in" draw:shadow-offset-y="0.0417in" draw:shadow-color="#000000" draw:shadow-opacity="33%" style:run-through="foreground"/>
    </style:style>
    <style:style style:name="gr6" style:family="graphic">
      <style:graphic-properties draw:stroke="none" svg:stroke-width="0.028in" draw:stroke-linejoin="miter" draw:fill="gradient" draw:fill-gradient-name="Gradient_20_2" draw:textarea-vertical-align="middle" draw:auto-grow-height="false" draw:fit-to-size="false" fo:min-height="0.6299in" fo:min-width="1.4264in" fo:padding-top="0.0492in" fo:padding-bottom="0.0492in" fo:padding-left="0.0984in" fo:padding-right="0.0984in" fo:wrap-option="wrap" draw:shadow="visible" draw:shadow-offset-x="0.002in" draw:shadow-offset-y="0.0417in" draw:shadow-color="#000000" draw:shadow-opacity="33%" style:run-through="foreground"/>
    </style:style>
    <style:style style:name="gr7" style:family="graphic">
      <style:graphic-properties draw:stroke="none" svg:stroke-width="0.028in" draw:stroke-linejoin="miter" draw:fill="gradient" draw:fill-gradient-name="Gradient_20_3" draw:textarea-vertical-align="middle" draw:auto-grow-height="false" draw:fit-to-size="false" fo:min-height="0.9508in" fo:min-width="1.4264in" fo:padding-top="0.0492in" fo:padding-bottom="0.0492in" fo:padding-left="0.0984in" fo:padding-right="0.0984in" fo:wrap-option="wrap" draw:shadow="visible" draw:shadow-offset-x="0.002in" draw:shadow-offset-y="0.0417in" draw:shadow-color="#000000" draw:shadow-opacity="33%" style:run-through="foreground"/>
    </style:style>
    <style:style style:name="gr8" style:family="graphic">
      <style:graphic-properties draw:stroke="none" svg:stroke-width="0.028in" draw:stroke-linejoin="miter" draw:fill="solid" draw:fill-color="#ffcf01" draw:opacity="60%" draw:textarea-vertical-align="middle" draw:auto-grow-height="false" draw:fit-to-size="false" fo:min-height="0.6307in" fo:min-width="0.9299in" fo:padding-top="0.0492in" fo:padding-bottom="0.0492in" fo:padding-left="0.0984in" fo:padding-right="0.0984in" fo:wrap-option="wrap" draw:shadow="visible" draw:shadow-offset-x="0.002in" draw:shadow-offset-y="0.0417in" draw:shadow-color="#000000" draw:shadow-opacity="33%" style:run-through="foreground"/>
    </style:style>
    <style:style style:name="gr9" style:family="graphic">
      <style:graphic-properties draw:stroke="none" svg:stroke-width="0.028in" draw:stroke-linejoin="miter" draw:fill="solid" draw:fill-color="#ffcf01" draw:opacity="60%" draw:textarea-vertical-align="middle" draw:auto-grow-height="false" draw:fit-to-size="false" fo:min-height="0.6307in" fo:min-width="0.9283in" fo:padding-top="0.0492in" fo:padding-bottom="0.0492in" fo:padding-left="0.0984in" fo:padding-right="0.0984in" fo:wrap-option="wrap" draw:shadow="visible" draw:shadow-offset-x="0.002in" draw:shadow-offset-y="0.0417in" draw:shadow-color="#000000" draw:shadow-opacity="33%" style:run-through="foreground"/>
    </style:style>
    <style:style style:name="gr10" style:family="graphic">
      <style:graphic-properties draw:stroke="none" svg:stroke-width="0.028in" draw:stroke-linejoin="miter" draw:fill="gradient" draw:fill-gradient-name="Gradient_20_4" draw:textarea-vertical-align="middle" draw:auto-grow-height="false" draw:fit-to-size="false" fo:min-height="0.6307in" fo:min-width="1.4272in" fo:padding-top="0.0492in" fo:padding-bottom="0.0492in" fo:padding-left="0.0984in" fo:padding-right="0.0984in" fo:wrap-option="wrap" draw:shadow="visible" draw:shadow-offset-x="0.002in" draw:shadow-offset-y="0.0417in" draw:shadow-color="#000000" draw:shadow-opacity="33%" style:run-through="foreground"/>
    </style:style>
    <style:style style:name="gr11" style:family="graphic">
      <style:graphic-properties draw:stroke="none" svg:stroke-width="0.0102in" draw:stroke-linejoin="miter" draw:fill="none" draw:textarea-vertical-align="top" draw:auto-grow-height="true" draw:fit-to-size="false" fo:min-height="0in" fo:min-width="0in" fo:padding-top="0.0492in" fo:padding-bottom="0.0492in" fo:padding-left="0.0984in" fo:padding-right="0.0984in" fo:wrap-option="wrap"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name="Group 13" draw:style-name="gr1"><draw:custom-shape draw:name="Freeform 3" draw:style-name="gr2" draw:text-style-name="P1" svg:width="1.1268in" svg:height="0.7287in" svg:x="2.2516in" svg:y="3.4047in"><text:p/><draw:enhanced-geometry draw:mirror-horizontal="false" draw:mirror-vertical="true" drawooo:sub-view-size="564 564" draw:text-areas="0 0 ?f0 ?f1" svg:viewBox="0 0 0 0" draw:type="ooxml-non-primitive" draw:enhanced-path="M 0 0 C 0 214 0 214 0 214 0 230 26 265 48 247 48 247 48 247 48 247 56 241 66 237 77 237 103 237 125 258 125 284 125 310 103 332 77 332 66 332 56 328 48 322 48 322 48 322 48 322 26 303 0 339 0 354 0 564 0 564 0 564 212 564 212 564 212 564 228 564 263 538 245 516 245 516 245 516 245 516 239 508 235 498 235 487 235 461 256 439 283 439 309 439 330 461 330 487 330 498 326 508 320 516 320 516 320 516 320 516 302 538 337 564 353 564 564 564 564 564 564 564 564 0 564 0 564 0 L 0 0 Z N"><draw:equation draw:name="f0" draw:formula="logwidth"/><draw:equation draw:name="f1" draw:formula="logheight"/></draw:enhanced-geometry></draw:custom-shape><draw:custom-shape draw:name="Freeform 8" draw:style-name="gr3" draw:text-style-name="P2" svg:width="1.1268in" svg:height="1.0496in" svg:x="2.2516in" svg:y="2.5165in"><text:p/><draw:enhanced-geometry draw:mirror-horizontal="false" draw:mirror-vertical="true" drawooo:sub-view-size="564 813" draw:text-areas="0 0 ?f0 ?f1" svg:viewBox="0 0 0 0" draw:type="ooxml-non-primitive" draw:enhanced-path="M 353 125 C 337 125 302 99 320 77 320 77 320 77 320 77 326 69 330 59 330 48 330 22 309 0 283 0 256 0 235 22 235 48 235 59 239 69 245 77 245 77 245 77 245 77 263 99 228 125 212 125 0 125 0 125 0 125 0 339 0 339 0 339 0 355 26 390 48 372 48 372 48 372 48 372 56 366 66 362 77 362 103 362 125 383 125 409 125 435 103 457 77 457 66 457 56 453 48 447 48 447 48 447 48 447 26 428 0 464 0 479 0 689 0 689 0 689 212 689 212 689 212 689 228 689 263 714 245 736 245 736 245 736 245 736 239 744 235 754 235 765 235 792 256 813 283 813 309 813 330 792 330 765 330 754 326 744 320 736 320 736 320 736 320 736 302 714 337 689 353 689 564 689 564 689 564 689 564 125 564 125 564 125 L 353 125 Z N"><draw:equation draw:name="f0" draw:formula="logwidth"/><draw:equation draw:name="f1" draw:formula="logheight"/></draw:enhanced-geometry></draw:custom-shape><draw:custom-shape draw:name="Freeform 2" draw:style-name="gr4" draw:text-style-name="P1" svg:width="1.1252in" svg:height="0.7287in" svg:x="0in" svg:y="3.4047in"><text:p/><draw:enhanced-geometry draw:mirror-horizontal="false" draw:mirror-vertical="true" drawooo:sub-view-size="564 564" draw:text-areas="0 0 ?f0 ?f1" svg:viewBox="0 0 0 0" draw:type="ooxml-non-primitive" draw:enhanced-path="M 245 516 C 245 516 245 516 245 516 239 508 235 498 235 487 235 461 257 439 283 439 309 439 330 461 330 487 330 498 327 508 320 516 320 516 320 516 320 516 302 538 337 564 353 564 564 564 564 564 564 564 564 354 564 354 564 354 564 339 539 303 517 322 517 322 517 322 517 322 509 328 499 332 488 332 461 332 440 310 440 284 440 258 461 237 488 237 499 237 509 241 517 247 517 247 517 247 517 247 539 265 564 230 564 214 564 0 564 0 564 0 564 0 564 0 564 0 0 0 0 0 0 0 0 564 0 564 0 564 213 564 213 564 213 564 229 564 264 538 245 516 Z N"><draw:equation draw:name="f0" draw:formula="logwidth"/><draw:equation draw:name="f1" draw:formula="logheight"/></draw:enhanced-geometry></draw:custom-shape><draw:custom-shape draw:name="Freeform 6" draw:style-name="gr5" draw:text-style-name="P2" svg:width="1.1252in" svg:height="1.0496in" svg:x="0in" svg:y="2.5165in"><text:p/><draw:enhanced-geometry draw:mirror-horizontal="false" draw:mirror-vertical="true" drawooo:sub-view-size="564 813" draw:text-areas="0 0 ?f0 ?f1" svg:viewBox="0 0 0 0" draw:type="ooxml-non-primitive" draw:enhanced-path="M 488 362 C 499 362 509 366 517 372 517 372 517 372 517 372 539 390 564 355 564 339 564 125 564 125 564 125 353 125 353 125 353 125 337 125 302 99 320 77 320 77 320 77 320 77 327 69 330 59 330 48 330 22 309 0 283 0 257 0 235 22 235 48 235 59 239 69 245 77 245 77 245 77 245 77 264 99 229 125 213 125 0 125 0 125 0 125 0 689 0 689 0 689 213 689 213 689 213 689 229 689 264 714 245 736 245 736 245 736 245 736 239 744 235 754 235 765 235 792 257 813 283 813 309 813 330 792 330 765 330 754 327 744 320 736 320 736 320 736 320 736 302 714 337 689 353 689 564 689 564 689 564 689 564 479 564 479 564 479 564 464 539 428 517 447 517 447 517 447 517 447 509 453 499 457 488 457 461 457 440 435 440 409 440 383 461 362 488 362 Z N"><draw:equation draw:name="f0" draw:formula="logwidth"/><draw:equation draw:name="f1" draw:formula="logheight"/></draw:enhanced-geometry></draw:custom-shape><draw:custom-shape draw:name="Freeform 10" draw:style-name="gr6" draw:text-style-name="P3" svg:width="1.624in" svg:height="0.7287in" svg:x="0.8783in" svg:y="3.4047in"><text:p/><draw:enhanced-geometry draw:mirror-horizontal="false" draw:mirror-vertical="true" drawooo:sub-view-size="813 564" draw:text-areas="0 0 ?f0 ?f1" svg:viewBox="0 0 0 0" draw:type="ooxml-non-primitive" draw:enhanced-path="M 765 237 C 754 237 744 241 736 247 736 247 736 247 736 247 714 265 688 230 688 214 688 0 688 0 688 0 124 0 124 0 124 0 124 214 124 214 124 214 124 230 99 265 77 247 77 247 77 247 77 247 69 241 59 237 48 237 21 237 0 258 0 284 0 310 21 332 48 332 59 332 69 328 77 322 77 322 77 322 77 322 99 303 124 339 124 354 124 564 124 564 124 564 336 564 336 564 336 564 352 564 387 538 369 516 369 516 369 516 369 516 363 508 359 498 359 487 359 461 380 439 406 439 433 439 454 461 454 487 454 498 450 508 444 516 444 516 444 516 444 516 425 538 461 564 477 564 688 564 688 564 688 564 688 354 688 354 688 354 688 339 714 303 736 322 736 322 736 322 736 322 744 328 754 332 765 332 791 332 813 310 813 284 813 258 791 237 765 237 Z N"><draw:equation draw:name="f0" draw:formula="logwidth"/><draw:equation draw:name="f1" draw:formula="logheight"/></draw:enhanced-geometry></draw:custom-shape><draw:custom-shape draw:name="Freeform 14" draw:style-name="gr7" draw:text-style-name="P4" svg:width="1.624in" svg:height="1.0496in" svg:x="0.8783in" svg:y="2.5165in"><text:p/><draw:enhanced-geometry draw:mirror-horizontal="false" draw:mirror-vertical="true" drawooo:sub-view-size="813 813" draw:text-areas="0 0 ?f0 ?f1" svg:viewBox="0 0 0 0" draw:type="ooxml-non-primitive" draw:enhanced-path="M 765 362 C 754 362 744 366 736 372 736 372 736 372 736 372 714 390 688 355 688 339 688 125 688 125 688 125 477 125 477 125 477 125 461 125 425 99 444 77 444 77 444 77 444 77 450 69 454 59 454 48 454 22 433 0 406 0 380 0 359 22 359 48 359 59 363 69 369 77 369 77 369 77 369 77 387 99 352 125 336 125 124 125 124 125 124 125 124 339 124 339 124 339 124 355 99 390 77 372 77 372 77 372 77 372 69 366 59 362 48 362 21 362 0 383 0 409 0 435 21 457 48 457 59 457 69 453 77 447 77 447 77 447 77 447 99 428 124 464 124 479 124 689 124 689 124 689 336 689 336 689 336 689 352 689 387 714 369 736 369 736 369 736 369 736 363 744 359 754 359 765 359 792 380 813 406 813 433 813 454 792 454 765 454 754 450 744 444 736 444 736 444 736 444 736 425 714 461 689 477 689 688 689 688 689 688 689 688 479 688 479 688 479 688 464 714 428 736 447 736 447 736 447 736 447 744 453 754 457 765 457 791 457 813 435 813 409 813 383 791 362 765 362 Z N"><draw:equation draw:name="f0" draw:formula="logwidth"/><draw:equation draw:name="f1" draw:formula="logheight"/></draw:enhanced-geometry></draw:custom-shape><draw:custom-shape draw:name="Freeform 3" draw:style-name="gr8" draw:text-style-name="P5" svg:width="1.1268in" svg:height="0.7287in" svg:x="2.2516in" svg:y="1.939in"><text:p/><draw:enhanced-geometry draw:mirror-horizontal="false" draw:mirror-vertical="false" drawooo:sub-view-size="564 564" draw:text-areas="0 0 ?f0 ?f1" svg:viewBox="0 0 0 0" draw:type="ooxml-non-primitive" draw:enhanced-path="M 0 0 C 0 214 0 214 0 214 0 230 26 265 48 247 48 247 48 247 48 247 56 241 66 237 77 237 103 237 125 258 125 284 125 310 103 332 77 332 66 332 56 328 48 322 48 322 48 322 48 322 26 303 0 339 0 354 0 564 0 564 0 564 212 564 212 564 212 564 228 564 263 538 245 516 245 516 245 516 245 516 239 508 235 498 235 487 235 461 256 439 283 439 309 439 330 461 330 487 330 498 326 508 320 516 320 516 320 516 320 516 302 538 337 564 353 564 564 564 564 564 564 564 564 0 564 0 564 0 L 0 0 Z N"><draw:equation draw:name="f0" draw:formula="logwidth"/><draw:equation draw:name="f1" draw:formula="logheight"/></draw:enhanced-geometry></draw:custom-shape><draw:custom-shape draw:name="Freeform 2" draw:style-name="gr9" draw:text-style-name="P5" svg:width="1.1252in" svg:height="0.7287in" svg:x="0in" svg:y="1.939in"><text:p/><draw:enhanced-geometry draw:mirror-horizontal="false" draw:mirror-vertical="false" drawooo:sub-view-size="564 564" draw:text-areas="0 0 ?f0 ?f1" svg:viewBox="0 0 0 0" draw:type="ooxml-non-primitive" draw:enhanced-path="M 245 516 C 245 516 245 516 245 516 239 508 235 498 235 487 235 461 257 439 283 439 309 439 330 461 330 487 330 498 327 508 320 516 320 516 320 516 320 516 302 538 337 564 353 564 564 564 564 564 564 564 564 354 564 354 564 354 564 339 539 303 517 322 517 322 517 322 517 322 509 328 499 332 488 332 461 332 440 310 440 284 440 258 461 237 488 237 499 237 509 241 517 247 517 247 517 247 517 247 539 265 564 230 564 214 564 0 564 0 564 0 564 0 564 0 564 0 0 0 0 0 0 0 0 564 0 564 0 564 213 564 213 564 213 564 229 564 264 538 245 516 Z N"><draw:equation draw:name="f0" draw:formula="logwidth"/><draw:equation draw:name="f1" draw:formula="logheight"/></draw:enhanced-geometry></draw:custom-shape><draw:custom-shape draw:name="Freeform 10" draw:style-name="gr10" draw:text-style-name="P6" svg:width="1.624in" svg:height="0.7287in" svg:x="0.8783in" svg:y="1.939in"><text:p/><draw:enhanced-geometry draw:mirror-horizontal="false" draw:mirror-vertical="false" drawooo:sub-view-size="813 564" draw:text-areas="0 0 ?f0 ?f1" svg:viewBox="0 0 0 0" draw:type="ooxml-non-primitive" draw:enhanced-path="M 765 237 C 754 237 744 241 736 247 736 247 736 247 736 247 714 265 688 230 688 214 688 0 688 0 688 0 124 0 124 0 124 0 124 214 124 214 124 214 124 230 99 265 77 247 77 247 77 247 77 247 69 241 59 237 48 237 21 237 0 258 0 284 0 310 21 332 48 332 59 332 69 328 77 322 77 322 77 322 77 322 99 303 124 339 124 354 124 564 124 564 124 564 336 564 336 564 336 564 352 564 387 538 369 516 369 516 369 516 369 516 363 508 359 498 359 487 359 461 380 439 406 439 433 439 454 461 454 487 454 498 450 508 444 516 444 516 444 516 444 516 425 538 461 564 477 564 688 564 688 564 688 564 688 354 688 354 688 354 688 339 714 303 736 322 736 322 736 322 736 322 744 328 754 332 765 332 791 332 813 310 813 284 813 258 791 237 765 237 Z N"><draw:equation draw:name="f0" draw:formula="logwidth"/><draw:equation draw:name="f1" draw:formula="logheight"/></draw:enhanced-geometry></draw:custom-shape><draw:custom-shape draw:name="矩形 13" draw:style-name="gr11" draw:text-style-name="P8" svg:width="0.9307in" svg:height="0.6748in" svg:x="0.0311in" svg:y="3.6697in"><text:p text:style-name="P7"><text:span text:style-name="T1">幼教培训</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矩形 13" draw:style-name="gr11" draw:text-style-name="P8" svg:width="0.9315in" svg:height="0.6748in" svg:x="1.2689in" svg:y="3.6697in"><text:p text:style-name="P7"><text:span text:style-name="T1">食品生产</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矩形 13" draw:style-name="gr11" draw:text-style-name="P8" svg:width="0.9315in" svg:height="0.3862in" svg:x="2.4161in" svg:y="3.6697in"><text:p text:style-name="P7"><text:span text:style-name="T1">消费者</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矩形 13" draw:style-name="gr11" draw:text-style-name="P8" svg:width="0.9307in" svg:height="0.6748in" svg:x="0.0311in" svg:y="2.9409in"><text:p text:style-name="P7"><text:span text:style-name="T1">厨师培训</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矩形 13" draw:style-name="gr11" draw:text-style-name="P8" svg:width="0.9315in" svg:height="0.6748in" svg:x="1.2689in" svg:y="2.9409in"><text:p text:style-name="P7"><text:span text:style-name="T1">主题餐厅</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矩形 13" draw:style-name="gr11" draw:text-style-name="P8" svg:width="0.9315in" svg:height="0.6748in" svg:x="2.4161in" svg:y="2.9409in"><text:p text:style-name="P7"><text:span text:style-name="T1">质量监管</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矩形 13" draw:style-name="gr11" draw:text-style-name="P8" svg:width="0.9307in" svg:height="0.6748in" svg:x="0.0311in" svg:y="2.2028in"><text:p text:style-name="P7"><text:span text:style-name="T1">装修公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矩形 13" draw:style-name="gr11" draw:text-style-name="P8" svg:width="0.9315in" svg:height="0.6748in" svg:x="1.2689in" svg:y="2.2028in"><text:p text:style-name="P7"><text:span text:style-name="T1">室内设计</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矩形 13" draw:style-name="gr11" draw:text-style-name="P8" svg:width="0.9315in" svg:height="0.6748in" svg:x="2.4161in" svg:y="2.2028in"><text:p text:style-name="P7"><text:span text:style-name="T1">物流配送</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微软雅黑" svg:font-family="微软雅黑"/>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f5000" draw:end-color="#6eff01" draw:start-intensity="100%" draw:end-intensity="100%" draw:angle="3150" draw:border="10%"/>
    <draw:gradient draw:name="Gradient_20_3" draw:display-name="Gradient 3" draw:style="linear" draw:start-color="#002774" draw:end-color="#00dff6" draw:start-intensity="100%" draw:end-intensity="100%" draw:angle="3150" draw:border="10%"/>
    <draw:gradient draw:name="Gradient_20_4" draw:display-name="Gradient 4" draw:style="linear" draw:start-color="#e22000" draw:end-color="#ffcf01" draw:start-intensity="100%" draw:end-intensity="100%" draw:angle="2250" draw:border="1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0:15:27.888759151</meta:creation-date>
    <dc:date>2018-03-27T10:15:59.408319039</dc:date>
    <meta:editing-duration>PT31S</meta:editing-duration>
    <meta:editing-cycles>1</meta:editing-cycles>
    <meta:document-statistic meta:table-count="0" meta:image-count="0" meta:object-count="0" meta:page-count="1" meta:paragraph-count="0" meta:word-count="0" meta:character-count="0" meta:non-whitespace-character-count="0"/>
    <meta:generator>LibreOffice/5.1.6.2$Linux_X86_64 LibreOffice_project/10m0$Build-2</meta:generator>
  </office:meta>
</office:document-meta>
</file>